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99pt solid #000000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maths">
      <style:table-cell-properties fo:background-color="#ffffff" fo:border="none"/>
    </style:style>
    <style:style style:name="ce17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ackground-color="transparent" fo:border="0.06pt solid #000000"/>
    </style:style>
    <style:style style:name="ce45" style:family="table-cell" style:parent-style-name="Default" style:data-style-name="N0">
      <style:table-cell-properties style:vertical-align="middle"/>
    </style:style>
    <style:style style:name="ce55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7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ackground-color="#dddddd" fo:border="0.06pt solid #000000"/>
    </style:style>
    <style:style style:name="ce7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56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2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3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4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ffffff"/>
    </style:style>
    <style:style style:name="ce96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1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2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8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00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6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1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127" style:family="table-cell" style:parent-style-name="Default" style:data-style-name="N0">
      <style:table-cell-properties fo:background-color="transparent" fo:border="0.06pt solid #000000" style:vertical-align="middle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130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3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3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4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35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3" table:default-cell-style-name="Default"/>
        <table:table-column table:style-name="co4" table:default-cell-style-name="ce23"/>
        <table:table-column table:style-name="co3" table:default-cell-style-name="Default"/>
        <table:table-column table:style-name="co4" table:default-cell-style-name="ce23"/>
        <table:table-column table:style-name="co5" table:number-columns-repeated="1016" table:default-cell-style-name="Default"/>
        <table:table-row table:style-name="ro1">
          <table:table-cell table:style-name="ce7" table:number-columns-repeated="2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7"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Veille 1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Veille 2</text:p>
          </table:table-cell>
          <table:covered-table-cell table:style-name="ce12"/>
          <table:table-cell table:style-name="ce10" office:value-type="string" calcext:value-type="string" table:number-columns-spanned="2" table:number-rows-spanned="1">
            <text:p>Veille 3</text:p>
          </table:table-cell>
          <table:covered-table-cell table:style-name="ce12"/>
          <table:table-cell table:number-columns-repeated="1016"/>
        </table:table-row>
        <table:table-row table:style-name="ro1">
          <table:table-cell table:number-columns-repeated="2"/>
          <table:table-cell table:style-name="ce12" office:value-type="string" calcext:value-type="string">
            <text:p>Sujet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ujet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ujet</text:p>
          </table:table-cell>
          <table:table-cell table:style-name="ce12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hmad</text:p>
          </table:table-cell>
          <table:table-cell table:style-name="ce12" table:number-columns-repeated="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mirouche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Alexandre</text:p>
          </table:table-cell>
          <table:table-cell table:style-name="ce13" office:value-type="string" calcext:value-type="string">
            <text:p>Types de variables</text:p>
          </table:table-cell>
          <table:table-cell table:style-name="ce21" office:value-type="date" office:date-value="2021-10-07" calcext:value-type="date">
            <text:p>07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atrin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Christian</text:p>
          </table:table-cell>
          <table:table-cell table:style-name="ce13" office:value-type="string" calcext:value-type="string">
            <text:p>Shell</text:p>
          </table:table-cell>
          <table:table-cell table:style-name="ce21" office:value-type="date" office:date-value="2021-10-05" calcext:value-type="date">
            <text:p>05/10/21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Enyon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ethi</text:p>
          </table:table-cell>
          <table:table-cell table:style-name="ce13" office:value-type="string" calcext:value-type="string">
            <text:p>Git</text:p>
          </table:table-cell>
          <table:table-cell table:style-name="ce21" office:value-type="date" office:date-value="2021-10-06" calcext:value-type="date">
            <text:p>06/10/21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lorent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Guido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ic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atthew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phélie</text:p>
          </table:table-cell>
          <table:table-cell table:style-name="ce13" office:value-type="string" calcext:value-type="string">
            <text:p>Python</text:p>
          </table:table-cell>
          <table:table-cell table:style-name="ce21" office:value-type="date" office:date-value="2021-10-06" calcext:value-type="date">
            <text:p>06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aul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afaa</text:p>
          </table:table-cell>
          <table:table-cell table:style-name="ce13" office:value-type="string" calcext:value-type="string">
            <text:p>Types d’erreurs</text:p>
          </table:table-cell>
          <table:table-cell table:style-name="ce21" office:value-type="date" office:date-value="2021-10-08" calcext:value-type="date">
            <text:p>08/10/21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homas</text:p>
          </table:table-cell>
          <table:table-cell table:style-name="ce13"/>
          <table:table-cell table:style-name="ce20"/>
          <table:table-cell table:style-name="ce13"/>
          <table:table-cell table:style-name="ce20"/>
          <table:table-cell table:style-name="ce13"/>
          <table:table-cell table:style-name="ce20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2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6" table:default-cell-style-name="ce17"/>
        <table:table-column table:style-name="co17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8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15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15" table:default-cell-style-name="ce17"/>
        <table:table-column table:style-name="co20" table:default-cell-style-name="ce17"/>
        <table:table-column table:style-name="co5" table:number-columns-repeated="989" table:default-cell-style-name="ce119"/>
        <table:table-row table:style-name="ro2">
          <table:table-cell/>
          <table:table-cell table:style-name="ce5" office:value-type="string" calcext:value-type="string">
            <text:p>Planning annuel de formation</text:p>
          </table:table-cell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Dev IA – Euskadi – P2 – 2021/2023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4"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18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5" calcext:value-type="float">
            <text:p>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5" office:value-type="string" calcext:value-type="string">
            <text:p>code/dev</text:p>
          </table:table-cell>
          <table:table-cell table:style-name="ce18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6" calcext:value-type="float">
            <text:p>26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18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3"/>
          <table:table-cell table:number-columns-repeated="10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40" office:value-type="string" calcext:value-type="string">
            <text:p>base de données</text:p>
          </table:table-cell>
          <table:table-cell table:style-name="ce18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9" calcext:value-type="float">
            <text:p>9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41" office:value-type="string" calcext:value-type="string">
            <text:p>modélisation/ML</text:p>
          </table:table-cell>
          <table:table-cell table:style-name="ce18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5" calcext:value-type="float">
            <text:p>35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18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8" calcext:value-type="float">
            <text:p>8</text:p>
          </table:table-cell>
          <table:table-cell table:style-name="ce4" office:value-type="string" calcext:value-type="string">
            <text:p>jours</text:p>
          </table:table-cell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2"/>
          <table:table-cell/>
          <table:table-cell table:style-name="ce2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0"/>
        </table:table-row>
        <table:table-row table:style-name="ro1">
          <table:table-cell/>
          <table:table-cell table:style-name="ce4"/>
          <table:table-cell table:style-name="ce18" table:formula="of:=SUM([.C4:.C9])" office:value-type="float" office:value="91" calcext:value-type="float">
            <text:p>91</text:p>
          </table:table-cell>
          <table:table-cell table:style-name="ce4"/>
          <table:table-cell table:number-columns-repeated="2"/>
          <table:table-cell table:style-name="ce61"/>
          <table:table-cell table:number-columns-repeated="1017"/>
        </table:table-row>
        <table:table-row table:style-name="ro3">
          <table:table-cell/>
          <table:table-cell table:style-name="ce15" table:number-columns-repeated="3"/>
          <table:table-cell table:style-name="ce47" office:value-type="string" calcext:value-type="string" table:number-columns-spanned="6" table:number-rows-spanned="1">
            <text:p>Octo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Nov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Janvier</text:p>
          </table:table-cell>
          <table:covered-table-cell table:number-columns-repeated="5" table:style-name="ce45"/>
          <table:table-cell table:style-name="ce47" office:value-type="string" calcext:value-type="string" table:number-columns-spanned="6" table:number-rows-spanned="1">
            <text:p>Février</text:p>
          </table:table-cell>
          <table:covered-table-cell table:number-columns-repeated="5" table:style-name="ce45"/>
          <table:table-cell table:style-name="ce15"/>
          <table:table-cell table:number-columns-repeated="989"/>
        </table:table-row>
        <table:table-row table:style-name="ro1">
          <table:table-cell table:style-name="ce3"/>
          <table:table-cell table:style-name="ce16" table:number-columns-repeated="3"/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49" office:value-type="string" calcext:value-type="string" table:number-columns-spanned="3" table:number-rows-spanned="1">
            <text:p>Date</text:p>
          </table:table-cell>
          <table:covered-table-cell table:number-columns-repeated="2" table:style-name="ce45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16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7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75" table:number-columns-spanned="3" table:number-rows-spanned="3"/>
          <table:covered-table-cell table:number-columns-repeated="2" table:style-name="ce45"/>
          <table:table-cell table:style-name="ce81" office:value-type="string" calcext:value-type="string" table:number-columns-spanned="1" table:number-rows-spanned="7">
            <text:p>S5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75" table:number-columns-spanned="3" table:number-rows-spanned="1"/>
          <table:covered-table-cell table:number-columns-repeated="2" table:style-name="ce45"/>
          <table:table-cell table:style-name="ce81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40"/>
          <table:table-cell table:style-name="ce109" office:value-type="string" calcext:value-type="string">
            <text:p>Louis</text:p>
          </table:table-cell>
          <table:table-cell table:style-name="ce57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style-name="ce81" office:value-type="string" calcext:value-type="string" table:number-columns-spanned="1" table:number-rows-spanned="6">
            <text:p>S17</text:p>
          </table:table-cell>
          <table:table-cell table:style-name="ce100" office:value-type="string" calcext:value-type="string">
            <text:p>Mar</text:p>
          </table:table-cell>
          <table:table-cell table:style-name="ce100" office:value-type="float" office:value="1" calcext:value-type="float">
            <text:p>1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2" calcext:value-type="float">
            <text:p>2</text:p>
          </table:table-cell>
          <table:table-cell table:style-name="maths" office:value-type="string" calcext:value-type="string">
            <text:p>Révisions maths + passage certification AGILE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45"/>
          <table:table-cell table:style-name="ce40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 table:style-name="ce45"/>
          <table:table-cell table:style-name="ce121" office:value-type="string" calcext:value-type="string">
            <text:p>Mer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 table:style-name="ce45"/>
          <table:table-cell table:style-name="maths" office:value-type="string" calcext:value-type="string">
            <text:p>Mer</text:p>
          </table:table-cell>
          <table:table-cell table:style-name="maths" office:value-type="float" office:value="3" calcext:value-type="float">
            <text:p>3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81"/>
          <table:table-cell table:style-name="ce100" office:value-type="string" calcext:value-type="string">
            <text:p>Jeu</text:p>
          </table:table-cell>
          <table:table-cell table:style-name="ce121" office:value-type="float" office:value="3" calcext:value-type="float">
            <text:p>3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e25" office:value-type="string" calcext:value-type="string">
            <text:p>Projet P2 : implémentation descente de gradient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7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0" office:value-type="string" calcext:value-type="string">
            <text:p>Ven</text:p>
          </table:table-cell>
          <table:table-cell table:style-name="ce100" office:value-type="float" office:value="4" calcext:value-type="float">
            <text:p>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25" office:value-type="string" calcext:value-type="string">
            <text:p>Révisions Python (test?)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5" calcext:value-type="float">
            <text:p>5</text:p>
          </table:table-cell>
          <table:table-cell table:style-name="ce75" table:number-columns-spanned="3" table:number-rows-spanned="2"/>
          <table:covered-table-cell table:style-name="ce45"/>
          <table:covered-table-cell table:style-name="ce118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3" office:value-type="float" office:value="6" calcext:value-type="float">
            <text:p>6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style-name="ce81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41" office:value-type="string" calcext:value-type="string">
            <text:p>Template preprocessing + modelisation + Projet P5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6" calcext:value-type="float">
            <text:p>6</text:p>
          </table:table-cell>
          <table:covered-table-cell table:number-columns-repeated="3" table:style-name="ce4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41" office:value-type="string" calcext:value-type="string">
            <text:p>Projet P5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117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4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</text:p>
          </table:table-cell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3 : choix dataset, preprocess, ADD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number-columns-repeated="4"/>
          <table:table-cell table:style-name="ce2"/>
          <table:table-cell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76" table:number-columns-spanned="3" table:number-rows-spanned="2"/>
          <table:covered-table-cell table:number-columns-repeated="3"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>
            <text:p>Projet P3: ADD + dataviz → nécessité modélisation/régression</text:p>
          </table:table-cell>
          <table:table-cell table:style-name="ce25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25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 table:style-name="ce45"/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41" office:value-type="string" calcext:value-type="string">
            <text:p>kNN</text:p>
          </table:table-cell>
          <table:table-cell table:style-name="ce41" office:value-type="string" calcext:value-type="string">
            <text:p>ML, kN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26" office:value-type="string" calcext:value-type="string">
            <text:p>Vecteurs + matrices</text:p>
          </table:table-cell>
          <table:table-cell table:style-name="maths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2" office:value-type="string" calcext:value-type="string">
            <text:p>Jeu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table:number-columns-repeated="2"/>
          <table:table-cell table:style-name="ce116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7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2"/>
          <table:table-cell table:number-columns-repeated="5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e25" office:value-type="string" calcext:value-type="string">
            <text:p>Application à titanic (+ régression linéaire ?)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2" office:value-type="float" office:value="13" calcext:value-type="float">
            <text:p>13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style-name="ce81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41" office:value-type="string" calcext:value-type="string">
            <text:p>SVM</text:p>
          </table:table-cell>
          <table:table-cell table:style-name="ce41" office:value-type="string" calcext:value-type="string">
            <text:p>SVM, kernel trick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/>
          <table:table-cell table:style-name="ce46"/>
          <table:table-cell table:style-name="ce4" table:number-columns-repeated="2"/>
          <table:covered-table-cell table:style-name="ce45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26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41" office:value-type="string" calcext:value-type="string" table:number-columns-spanned="1" table:number-rows-spanned="2">
            <text:p>Les arbres de décisions et forêts aléatoires</text:p>
          </table:table-cell>
          <table:table-cell table:style-name="ce41" office:value-type="string" calcext:value-type="string">
            <text:p>Arb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25" office:value-type="string" calcext:value-type="string">
            <text:p>Projet P1 : les bases en Python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7">
            <text:p>S7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5" calcext:value-type="float">
            <text:p>15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41" office:value-type="string" calcext:value-type="string">
            <text:p>Les arbres de décisions et forêts aléatoires</text:p>
          </table:covered-table-cell>
          <table:table-cell table:style-name="ce41" office:value-type="string" calcext:value-type="string">
            <text:p>Forêts aléatoires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04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17" calcext:value-type="float">
            <text:p>17</text:p>
          </table:table-cell>
          <table:table-cell table:style-name="ce41" office:value-type="string" calcext:value-type="string">
            <text:p>régression linéaire multiple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7">
            <text:p>S15</text:p>
          </table:table-cell>
          <table:table-cell table:style-name="ce109" office:value-type="string" calcext:value-type="string">
            <text:p>Lun</text:p>
          </table:table-cell>
          <table:table-cell table:style-name="ce109" office:value-type="float" office:value="17" calcext:value-type="float">
            <text:p>1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55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ce41" office:value-type="string" calcext:value-type="string">
            <text:p>Projet P3: réponse à la problématique via une régression linéaire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table-cell table:style-name="ce81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76" table:number-columns-spanned="3" table:number-rows-spanned="9"/>
          <table:covered-table-cell table:number-columns-repeated="3" table:style-name="ce45"/>
          <table:table-cell table:style-name="ce109" office:value-type="string" calcext:value-type="string">
            <text:p>Mar</text:p>
          </table:table-cell>
          <table:table-cell table:style-name="ce109" office:value-type="float" office:value="18" calcext:value-type="float">
            <text:p>1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25" office:value-type="string" calcext:value-type="string">
            <text:p>preprocessing, ADD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41" office:value-type="string" calcext:value-type="string">
            <text:p>régression linéaire multiple</text:p>
          </table:table-cell>
          <table:table-cell table:style-name="ce41" office:value-type="string" calcext:value-type="string">
            <text:p>R² aj+pvalue+dummy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 table:style-name="ce45"/>
          <table:table-cell table:style-name="ce102" office:value-type="string" calcext:value-type="string">
            <text:p>Mer</text:p>
          </table:table-cell>
          <table:table-cell table:style-name="ce102" office:value-type="float" office:value="19" calcext:value-type="float">
            <text:p>19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54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115" office:value-type="float" office:value="20" calcext:value-type="float">
            <text:p>20</text:p>
          </table:table-cell>
          <table:table-cell table:style-name="ce75" table:number-columns-spanned="3" table:number-rows-spanned="2"/>
          <table:covered-table-cell table:number-columns-repeated="2" table:style-name="ce45"/>
          <table:covered-table-cell table:style-name="ce81"/>
          <table:table-cell table:style-name="ce101" office:value-type="string" calcext:value-type="string">
            <text:p>Lun</text:p>
          </table:table-cell>
          <table:table-cell table:style-name="ce101" office:value-type="float" office:value="20" calcext:value-type="float">
            <text:p>20</text:p>
          </table:table-cell>
          <table:covered-table-cell table:number-columns-repeated="2" table:style-name="ce40"/>
          <table:covered-table-cell table:style-name="ce109"/>
          <table:covered-table-cell table:style-name="ce45"/>
          <table:table-cell table:style-name="ce102" office:value-type="string" calcext:value-type="string">
            <text:p>Jeu</text:p>
          </table:table-cell>
          <table:table-cell table:style-name="ce102" office:value-type="float" office:value="20" calcext:value-type="float">
            <text:p>20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109" office:value-type="string" calcext:value-type="string">
            <text:p>Antoine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4" table:style-name="ce45"/>
          <table:table-cell table:style-name="ce101" office:value-type="string" calcext:value-type="string">
            <text:p>Mar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ce45"/>
          <table:covered-table-cell table:style-name="ce40"/>
          <table:covered-table-cell table:style-name="ce109"/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covered-table-cell table:style-name="ce45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45"/>
          <table:table-cell table:style-name="ce25" office:value-type="string" calcext:value-type="string">
            <text:p>Dataviz</text:p>
          </table:table-cell>
          <table:table-cell table:style-name="ce109" office:value-type="string" calcext:value-type="string">
            <text:p>Antoine</text:p>
          </table:table-cell>
          <table:table-cell table:style-name="ce81" office:value-type="string" calcext:value-type="string" table:number-columns-spanned="1" table:number-rows-spanned="7">
            <text:p>S8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2" calcext:value-type="float">
            <text:p>22</text:p>
          </table:table-cell>
          <table:table-cell table:style-name="ce24" office:value-type="string" calcext:value-type="string">
            <text:p>Projet P3 : présentation</text:p>
          </table:table-cell>
          <table:table-cell table:style-name="ce24" office:value-type="string" calcext:value-type="string">
            <text:p>ML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Mer</text:p>
          </table:table-cell>
          <table:table-cell table:style-name="ce113" office:value-type="float" office:value="22" calcext:value-type="float">
            <text:p>22</text:p>
          </table:table-cell>
          <table:covered-table-cell table:number-columns-repeated="2" table:style-name="ce93"/>
          <table:covered-table-cell table:style-name="ce87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75" table:number-columns-spanned="3" table:number-rows-spanned="2"/>
          <table:covered-table-cell table:number-columns-repeated="3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41" office:value-type="string" calcext:value-type="string" table:number-columns-spanned="1" table:number-rows-spanned="2">
            <text:p>La régression logistique</text:p>
          </table:table-cell>
          <table:table-cell table:style-name="ce41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Jeu</text:p>
          </table:table-cell>
          <table:table-cell table:style-name="ce113" office:value-type="float" office:value="23" calcext:value-type="float">
            <text:p>23</text:p>
          </table:table-cell>
          <table:covered-table-cell table:number-columns-repeated="2" table:style-name="ce45"/>
          <table:covered-table-cell table:style-name="ce87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45"/>
          <table:table-cell table:style-name="ce41" office:value-type="string" calcext:value-type="string">
            <text:p>régularisation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13" office:value-type="string" calcext:value-type="string">
            <text:p>Ven</text:p>
          </table:table-cell>
          <table:table-cell table:style-name="ce113" office:value-type="float" office:value="24" calcext:value-type="float">
            <text:p>24</text:p>
          </table:table-cell>
          <table:covered-table-cell table:number-columns-repeated="2" table:style-name="ce45"/>
          <table:covered-table-cell table:style-name="ce87"/>
          <table:table-cell table:style-name="ce81" office:value-type="string" calcext:value-type="string" table:number-columns-spanned="1" table:number-rows-spanned="7">
            <text:p>S16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4" calcext:value-type="float">
            <text:p>24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table-cell table:style-name="ce97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table-cell table:style-name="ce41" office:value-type="string" calcext:value-type="string">
            <text:p>Validation croisée + Overfitting et régularisation</text:p>
          </table:table-cell>
          <table:table-cell table:style-name="ce41" office:value-type="string" calcext:value-type="string">
            <text:p>train/test set, CV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covered-table-cell table:style-name="ce75"/>
          <table:covered-table-cell table:number-columns-repeated="3" table:style-name="ce45"/>
          <table:table-cell table:style-name="ce108" office:value-type="string" calcext:value-type="string">
            <text:p>Mar</text:p>
          </table:table-cell>
          <table:table-cell table:style-name="ce108" office:value-type="float" office:value="25" calcext:value-type="float">
            <text:p>25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41" office:value-type="string" calcext:value-type="string">
            <text:p>feature scaling</text:p>
          </table:table-cell>
          <table:table-cell table:style-name="ce41" office:value-type="string" calcext:value-type="string">
            <text:p>features scaling</text:p>
          </table:table-cell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 table:style-name="ce45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style-name="ce100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109" office:value-type="string" calcext:value-type="string">
            <text:p>Alexandre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style-name="ce81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8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109" office:value-type="string" calcext:value-type="string">
            <text:p>Bastien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 table:style-name="ce45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table:number-columns-repeated="2"/>
          <table:table-cell table:style-name="ce109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109" office:value-type="string" calcext:value-type="string">
            <text:p>Sophie</text:p>
          </table:table-cell>
          <table:table-cell table:style-name="ce82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75" table:number-columns-spanned="3" table:number-rows-spanned="2"/>
          <table:covered-table-cell table:number-columns-repeated="2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45"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75" table:number-columns-spanned="3" table:number-rows-spanned="2"/>
          <table:covered-table-cell table:number-columns-repeated="3" table:style-name="ce45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covered-table-cell table:style-name="ce45"/>
          <table:table-cell table:style-name="ce22" office:value-type="string" calcext:value-type="string">
            <text:p>Dim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3" table:style-name="ce45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style-name="ce4" table:number-columns-repeated="4"/>
          <table:covered-table-cell table:style-name="ce98"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 table:style-name="ce45"/>
          <table:table-cell/>
          <table:table-cell table:style-name="ce4" table:number-columns-repeated="2"/>
          <table:table-cell table:number-columns-repeated="3"/>
          <table:covered-table-cell table:style-name="ce45"/>
          <table:table-cell table:style-name="ml" office:value-type="string" calcext:value-type="string">
            <text:p>Ven</text:p>
          </table:table-cell>
          <table:table-cell table:style-name="ml" office:value-type="float" office:value="31" calcext:value-type="float">
            <text:p>31</text:p>
          </table:table-cell>
          <table:covered-table-cell table:style-name="ml"/>
          <table:table-cell table:style-name="ml"/>
          <table:table-cell table:style-name="ce109" office:value-type="string" calcext:value-type="string">
            <text:p>Louis</text:p>
          </table:table-cell>
          <table:table-cell table:style-name="ce82"/>
          <table:table-cell table:style-name="ce110" office:value-type="string" calcext:value-type="string">
            <text:p>Lun</text:p>
          </table:table-cell>
          <table:table-cell table:style-name="ce110" office:value-type="float" office:value="31" calcext:value-type="float">
            <text:p>31</text:p>
          </table:table-cell>
          <table:table-cell table:style-name="ce106" table:number-columns-repeated="2"/>
          <table:table-cell table:style-name="ce36" office:value-type="string" calcext:value-type="string">
            <text:p>Louis</text:p>
          </table:table-cell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/>
          <table:table-cell table:style-name="ce4" table:number-columns-repeated="10"/>
          <table:table-cell table:number-columns-repeated="2"/>
          <table:table-cell table:style-name="ce4" table:number-columns-repeated="5"/>
          <table:table-cell table:style-name="ce2" table:number-columns-repeated="4"/>
          <table:table-cell table:number-columns-repeated="5"/>
          <table:table-cell table:style-name="ce4"/>
          <table:table-cell table:number-columns-repeated="6"/>
          <table:table-cell table:style-name="ce4"/>
          <table:table-cell table:number-columns-repeated="989"/>
        </table:table-row>
        <table:table-row table:style-name="ro1">
          <table:table-cell table:number-columns-repeated="16"/>
          <table:table-cell table:style-name="ce2" table:number-columns-repeated="2"/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999"/>
        </table:table-row>
        <table:table-row table:style-name="ro1" table:number-rows-repeated="2">
          <table:table-cell table:number-columns-repeated="13"/>
          <table:table-cell table:style-name="ce2" table:number-columns-repeated="2"/>
          <table:table-cell table:number-columns-repeated="4"/>
          <table:table-cell table:style-name="ce2" table:number-columns-repeated="2"/>
          <table:table-cell/>
          <table:table-cell table:style-name="ce2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56" table:number-columns-repeated="2"/>
          <table:table-cell table:number-columns-repeated="4"/>
          <table:table-cell table:style-name="ce119" table:number-columns-repeated="2"/>
          <table:table-cell table:number-columns-repeated="7"/>
          <table:table-cell table:style-name="ce2"/>
          <table:table-cell table:number-columns-repeated="1001"/>
        </table:table-row>
        <table:table-row table:style-name="ro1">
          <table:table-cell table:number-columns-repeated="8"/>
          <table:table-cell table:style-name="ce56"/>
          <table:table-cell table:number-columns-repeated="4"/>
          <table:table-cell table:style-name="ce119" table:number-columns-repeated="2"/>
          <table:table-cell table:number-columns-repeated="1009"/>
        </table:table-row>
        <table:table-row table:style-name="ro1">
          <table:table-cell table:number-columns-repeated="8"/>
          <table:table-cell table:style-name="ce56"/>
          <table:table-cell table:number-columns-repeated="5"/>
          <table:table-cell table:style-name="ce96"/>
          <table:table-cell table:number-columns-repeated="1009"/>
        </table:table-row>
        <table:table-row table:style-name="ro1">
          <table:table-cell table:number-columns-repeated="7"/>
          <table:table-cell table:style-name="ce56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56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65"/>
        <table:table-column table:style-name="co22" table:number-columns-repeated="5" table:default-cell-style-name="ce11"/>
        <table:table-column table:style-name="co23" table:number-columns-repeated="58" table:default-cell-style-name="ce11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 table:number-columns-spanned="1" table:number-rows-spanned="4">
            <text:p>Un peu d’algo</text:p>
          </table:table-cell>
          <table:table-cell table:style-name="ce29" office:value-type="string" calcext:value-type="string">
            <text:p>veille git</text:p>
          </table:table-cell>
          <table:table-cell table:style-name="ce25" office:value-type="string" calcext:value-type="string">
            <text:p>Veille Types de variable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covered-table-cell table:style-name="ce45"/>
          <table:table-cell table:style-name="ce29" office:value-type="string" calcext:value-type="string" table:number-columns-spanned="1" table:number-rows-spanned="3">
            <text:p>git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table-cell table:style-name="ce2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style-name="ce45"/>
          <table:covered-table-cell table:style-name="ce29"/>
          <table:covered-table-cell table:number-columns-repeated="2"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73"/>
          <table:table-cell table:style-name="ce22" table:number-columns-repeated="4"/>
          <table:table-cell table:style-name="Default"/>
          <table:table-cell table:style-name="ce70" table:number-columns-repeated="57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2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29" office:value-type="string" calcext:value-type="string" table:number-columns-spanned="1" table:number-rows-spanned="3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5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45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number-columns-repeated="2" table:style-name="ce45"/>
          <table:table-cell table:style-name="ce25" office:value-type="string" calcext:value-type="string" table:number-columns-spanned="1" table:number-rows-spanned="2">
            <text:p>IDE ? spyder, notebook, visual code</text:p>
          </table:table-cell>
          <table:covered-table-cell table:style-name="ce45"/>
          <table:covered-table-cell table:style-name="ce29"/>
          <table:table-cell table:style-name="ce70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29" office:value-type="string" calcext:value-type="string">
            <text:p>team building</text:p>
          </table:table-cell>
          <table:covered-table-cell table:number-columns-repeated="4" table:style-name="ce4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2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covered-table-cell/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26"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covered-table-cell table:style-name="ce29"/>
          <table:covered-table-cell/>
          <table:covered-table-cell table:style-name="Default"/>
          <table:covered-table-cell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covered-table-cell table:number-columns-repeated="3"/>
          <table:covered-table-cell table:style-name="ce127"/>
          <table:covered-table-cell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22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26" office:value-type="string" calcext:value-type="string" table:number-columns-spanned="1" table:number-rows-spanned="4">
            <text:p>Vecteurs et matric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2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25" office:value-type="string" calcext:value-type="string" table:number-columns-spanned="1" table:number-rows-spanned="4">
            <text:p>Projet P1 : les bases en Python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covered-table-cell table:style-name="ce26"/>
          <table:table-cell table:style-name="ce2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26"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covered-table-cell table:style-name="ce26"/>
          <table:covered-table-cell/>
          <table:covered-table-cell table:style-name="Default"/>
          <table:covered-table-cell/>
          <table:covered-table-cell table:style-name="Default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covered-table-cell table:number-columns-repeated="2" table:style-name="ce127"/>
          <table:covered-table-cell/>
          <table:covered-table-cell table:style-name="ce127"/>
          <table:covered-table-cell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21" table:number-columns-repeated="4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1"/>
          <table:table-cell table:style-name="ce129"/>
          <table:table-cell table:style-name="ce121" table:number-columns-repeated="2"/>
          <table:table-cell table:style-name="ce87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9" table:number-columns-repeated="2"/>
          <table:table-cell table:style-name="ce87" table:number-columns-repeated="2"/>
          <table:table-cell table:style-name="ce129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9"/>
          <table:table-cell table:style-name="ce87"/>
          <table:table-cell table:style-name="ce129"/>
          <table:table-cell table:style-name="ce8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9" table:number-columns-repeated="5"/>
          <table:table-cell table:style-name="ce68" table:number-columns-repeated="58"/>
        </table:table-row>
        <table:table-row table:style-name="ro5" table:number-rows-repeated="3">
          <table:table-cell table:style-name="ce1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09"/>
          <table:table-cell table:style-name="ce10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2" table:number-columns-repeated="2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3"/>
          <table:table-cell table:style-name="ce87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10"/>
          <table:table-cell table:style-name="ce87"/>
          <table:table-cell table:style-name="ce121"/>
          <table:table-cell table:style-name="ce8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10"/>
          <table:table-cell table:style-name="ce127"/>
          <table:table-cell table:style-name="ce121" table:number-columns-repeated="2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10"/>
          <table:table-cell table:style-name="ce127" table:number-columns-repeated="4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10"/>
          <table:table-cell table:style-name="ce8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10"/>
          <table:table-cell table:style-name="ce87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10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 table:number-columns-repeated="2"/>
          <table:table-cell table:style-name="ce121"/>
          <table:table-cell table:style-name="ce110"/>
          <table:table-cell table:style-name="ce8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 table:number-columns-repeated="2"/>
          <table:table-cell table:style-name="ce106"/>
          <table:table-cell table:style-name="ce110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3"/>
          <table:table-cell table:style-name="ce110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row table:style-name="ro5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64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87"/>
          <table:table-cell table:style-name="ce108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/>
          <table:table-cell table:style-name="ce106" table:number-columns-repeated="2"/>
          <table:table-cell table:style-name="ce127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87"/>
          <table:table-cell table:style-name="ce108" table:number-columns-repeated="2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06"/>
          <table:table-cell table:style-name="ce127" table:number-columns-repeated="4"/>
          <table:table-cell table:style-name="ce68" table:number-columns-repeated="58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1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87"/>
          <table:table-cell table:style-name="ce102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87"/>
          <table:table-cell table:style-name="ce132" table:number-columns-repeated="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87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87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87"/>
          <table:table-cell table:style-name="ce127"/>
          <table:table-cell table:style-name="ce87"/>
          <table:table-cell table:style-name="ce127" table:number-columns-repeated="2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32"/>
          <table:table-cell table:style-name="ce87"/>
          <table:table-cell table:style-name="ce132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/>
          <table:table-cell table:style-name="ce132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4"/>
          <table:table-cell table:style-name="ce13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2" table:number-columns-repeated="2"/>
          <table:table-cell table:style-name="ce132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2"/>
          <table:table-cell table:style-name="ce132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3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06"/>
          <table:table-cell table:style-name="ce127" table:number-columns-repeated="2"/>
          <table:table-cell table:style-name="ce106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3"/>
          <table:table-cell table:style-name="ce106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06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2"/>
          <table:table-cell table:style-name="ce106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 table:number-columns-repeated="3"/>
          <table:table-cell table:style-name="ce102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/>
          <table:table-cell table:style-name="ce134"/>
          <table:table-cell table:style-name="ce130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8"/>
          <table:table-cell table:style-name="ce132" table:number-columns-repeated="3"/>
          <table:table-cell table:style-name="ce109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/>
          <table:table-cell table:style-name="ce132"/>
          <table:table-cell table:style-name="ce127" table:number-columns-repeated="3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3"/>
          <table:table-cell table:style-name="ce132"/>
          <table:table-cell table:style-name="ce127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4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2"/>
          <table:table-cell table:style-name="ce102" table:number-columns-repeated="2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6"/>
          <table:table-cell table:style-name="ce108"/>
          <table:table-cell table:style-name="ce132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06"/>
          <table:table-cell table:style-name="ce127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2"/>
          <table:table-cell table:style-name="ce135"/>
          <table:table-cell table:style-name="ce127" table:number-columns-repeated="2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6"/>
          <table:table-cell table:style-name="ce108"/>
          <table:table-cell table:style-name="ce106"/>
          <table:table-cell table:style-name="ce135"/>
          <table:table-cell table:style-name="ce106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65"/>
        <table:table-column table:style-name="co22" table:number-columns-repeated="5" table:default-cell-style-name="ce45"/>
        <table:table-column table:style-name="co23" table:number-columns-repeated="58" table:default-cell-style-name="ce45"/>
        <table:table-column table:style-name="co5" table:number-columns-repeated="960" table:default-cell-style-name="ce1"/>
        <table:table-row table:style-name="ro5">
          <table:table-cell table:style-name="ce19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64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66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style-name="ce67" office:value-type="string" calcext:value-type="string">
            <text:p>Mercredi</text:p>
          </table:table-cell>
          <table:table-cell table:style-name="ce67" office:value-type="string" calcext:value-type="string">
            <text:p>Jeudi</text:p>
          </table:table-cell>
          <table:table-cell table:style-name="ce67" office:value-type="string" calcext:value-type="string">
            <text:p>Vendredi</text:p>
          </table:table-cell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 – 9h30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9h30 – 10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0h30 – 11h30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1h30 – 12h30</text:p>
          </table:table-cell>
          <table:table-cell table:style-name="ce127" table:number-columns-repeated="5"/>
          <table:table-cell table:style-name="ce131" table:number-columns-repeated="58"/>
          <table:table-cell table:number-columns-repeated="960"/>
        </table:table-row>
        <table:table-row table:style-name="ro5">
          <table:table-cell table:style-name="ce72" office:value-type="string" calcext:value-type="string">
            <text:p>12h30 – 13h30</text:p>
          </table:table-cell>
          <table:table-cell table:style-name="ce130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3h30 – 14h</text:p>
          </table:table-cell>
          <table:table-cell table:style-name="ce109"/>
          <table:table-cell table:style-name="ce106" table:number-columns-repeated="4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4h – 15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69" office:value-type="string" calcext:value-type="string">
            <text:p>15h – 16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>
          <table:table-cell table:style-name="ce71" office:value-type="string" calcext:value-type="string">
            <text:p>16h – 17h</text:p>
          </table:table-cell>
          <table:table-cell table:style-name="ce127" table:number-columns-repeated="5"/>
          <table:table-cell table:style-name="ce68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0:09:44.3947925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19-10-24T11:03:45Z</meta:creation-date>
    <dc:date>2021-10-10T21:42:39.958169675</dc:date>
    <meta:editing-cycles>449</meta:editing-cycles>
    <meta:editing-duration>PT19H53M50S</meta:editing-duration>
    <meta:document-statistic meta:table-count="19" meta:cell-count="814" meta:object-count="0"/>
  </office:meta>
</office:document-meta>
</file>